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4a5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6b703b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10" style:family="paragraph" style:parent-style-name="Standard">
      <style:text-properties officeooo:paragraph-rsid="1092a9d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dca2508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3fc298"/>
    </style:style>
    <style:style style:name="P26" style:family="paragraph" style:parent-style-name="Standard">
      <style:text-properties officeooo:paragraph-rsid="1104ef98"/>
    </style:style>
    <style:style style:name="P27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officeooo:paragraph-rsid="0daef67d"/>
    </style:style>
    <style:style style:name="P2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30" style:family="paragraph" style:parent-style-name="Standard">
      <style:text-properties officeooo:paragraph-rsid="10a84028"/>
    </style:style>
    <style:style style:name="P31" style:family="paragraph" style:parent-style-name="Standard">
      <style:text-properties officeooo:paragraph-rsid="1044b2e0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 style:list-style-name="L1">
      <style:paragraph-properties fo:break-before="page"/>
      <style:text-properties officeooo:paragraph-rsid="0b0ddd8e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4d50c8"/>
    </style:style>
    <style:style style:name="P41" style:family="paragraph" style:parent-style-name="Footnote">
      <style:text-properties officeooo:paragraph-rsid="108e3d76"/>
    </style:style>
    <style:style style:name="P42" style:family="paragraph" style:parent-style-name="Footnote">
      <style:text-properties officeooo:paragraph-rsid="0f92b562"/>
    </style:style>
    <style:style style:name="P43" style:family="paragraph" style:parent-style-name="Footnote">
      <style:text-properties officeooo:paragraph-rsid="1020b28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45" style:family="paragraph" style:parent-style-name="Standard">
      <style:paragraph-properties fo:text-align="center" style:justify-single-word="false"/>
      <style:text-properties officeooo:paragraph-rsid="0eb4913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text-properties officeooo:paragraph-rsid="10656f7f"/>
    </style:style>
    <style:style style:name="P52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officeooo:paragraph-rsid="0d1ec96e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Standard">
      <style:text-properties officeooo:paragraph-rsid="0f9ee08e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63" style:family="paragraph" style:parent-style-name="Footnote">
      <style:text-properties officeooo:rsid="043ccc66" officeooo:paragraph-rsid="0e5afad8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411e41"/>
    </style:style>
    <style:style style:name="P70" style:family="paragraph" style:parent-style-name="Standard">
      <style:text-properties officeooo:paragraph-rsid="10aa1f15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6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5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officeooo:rsid="10a4a5c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92a9da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font-size-asian="12pt" style:font-size-complex="12pt"/>
    </style:style>
    <style:style style:name="T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a4a5c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809136"/>
    </style:style>
    <style:style style:name="T4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style:font-name="Liberation Sans" fo:font-size="12pt" fo:language="nl" fo:country="NL" fo:font-style="normal" fo:font-weight="normal" officeooo:rsid="10a33e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4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5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840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fo:font-weight="normal" officeooo:rsid="106b777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aa1f1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font-name="Liberation Sans" fo:font-size="12pt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7" style:family="text">
      <style:text-properties officeooo:rsid="04473353"/>
    </style:style>
    <style:style style:name="T118" style:family="text">
      <style:text-properties officeooo:rsid="0f95a7a0"/>
    </style:style>
    <style:style style:name="T119" style:family="text">
      <style:text-properties officeooo:rsid="0f8f58bd"/>
    </style:style>
    <style:style style:name="T120" style:family="text">
      <style:text-properties officeooo:rsid="0aace3cd"/>
    </style:style>
    <style:style style:name="T121" style:family="text">
      <style:text-properties style:font-name="Ubuntu" fo:font-size="10pt" style:font-size-asian="10pt" style:font-size-complex="10pt"/>
    </style:style>
    <style:style style:name="T122" style:family="text">
      <style:text-properties style:font-name="Liberation Sans" fo:font-size="10pt" style:font-size-asian="10pt" style:font-size-complex="10pt"/>
    </style:style>
    <style:style style:name="T12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33e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49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5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2" style:family="text">
      <style:text-properties fo:color="#000000" loext:opacity="100%" officeooo:rsid="0f2e8f46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54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58" style:family="text">
      <style:text-properties officeooo:rsid="1059a4a9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0" style:family="text">
      <style:text-properties style:font-name="Liberation Sans" fo:font-size="12pt" style:text-underline-style="none" officeooo:rsid="0462b983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71" style:family="text">
      <style:text-properties style:font-name="Liberation Sans" fo:font-size="12pt" style:text-underline-style="none" officeooo:rsid="1063929c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73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8" style:family="text">
      <style:text-properties style:font-name="Liberation Sans" fo:font-size="12pt" style:text-underline-style="none" officeooo:rsid="00bddfbe" style:font-size-asian="12pt" style:font-size-complex="12pt"/>
    </style:style>
    <style:style style:name="T179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style:font-name="Liberation Sans" fo:font-size="12pt" officeooo:rsid="0d1ec96e" style:font-size-asian="12pt" style:font-size-complex="12pt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font-name="Liberation Sans" fo:font-size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4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Ubuntu</text:user-field-get></text:span><text:span text:style-name="T2"><text:s/></text:span><text:span text:style-name="T4">Desktop</text:span><text:span text:style-name="T5">.</text:span></text:p>
      <text:p text:style-name="P2"/>
      <text:p text:style-name="P3"/>
      <text:p text:style-name="P4">Vul het tekstvak achter &lt;...&gt; in</text:p>
      <text:p text:style-name="P5"><text:span text:style-name="T6">&lt;</text:span><text:span text:style-name="T7">g</text:span><text:span text:style-name="T8">ebruiker</text:span><text:span text:style-name="T6">&gt;</text:span><text:span text:style-name="T9"><text:tab/></text:span><text:span text:style-name="T10"> </text:span><text:span text:style-name="T11"><text:tab/><text:tab/><text:tab/></text:span><text:span text:style-name="T12"><draw:control text:anchor-type="as-char" svg:y="-0.4cm" draw:z-index="12" draw:name="Gebruiker 2" draw:style-name="gr1" draw:text-style-name="P6" svg:width="6.002cm" svg:height="0.5cm" draw:control="control11"><svg:title>Gebruiker</svg:title><svg:desc>Volledige naam, bijv. Jan Stek</svg:desc></draw:control></text:span><text:span text:style-name="T12"><text:tab/></text:span><text:span text:style-name="T13">b</text:span><text:span text:style-name="T14">ijv</text:span><text:span text:style-name="T15">.</text:span><text:span text:style-name="T14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3" draw:name="Gberuikersnaam 3" draw:style-name="gr1" draw:text-style-name="P6" svg:width="6.002cm" svg:height="0.5cm" draw:control="control12"><svg:title>Gebruikersnaam</svg:title><svg:desc>Korte naam, bijv. jan</svg:desc></draw:control></text:span><text:span text:style-name="T19"><text:tab/></text:span><text:span text:style-name="T13">b</text:span><text:span text:style-name="T20">ijv</text:span><text:span text:style-name="T21">.</text:span><text:span text:style-name="T22"> </text:span><text:span text:style-name="T23">karel</text:span></text:p>
      <text:p text:style-name="P8"><text:span text:style-name="T18">&lt;</text:span><text:span text:style-name="T24">computernaam</text:span><text:span text:style-name="T18">&gt;</text:span><text:span text:style-name="T25"><text:tab/><text:tab/></text:span><text:span text:style-name="T26"><draw:control text:anchor-type="as-char" svg:y="-0.4cm" draw:z-index="14" draw:name="Computernaam 1" draw:style-name="gr1" draw:text-style-name="P6" svg:width="6.002cm" svg:height="0.5cm" draw:control="control13"><svg:title>Computernaam</svg:title><svg:desc>Unieke naam van de computer</svg:desc></draw:control></text:span><text:span text:style-name="T26"> <text:tab/></text:span><text:span text:style-name="T13">b</text:span><text:span text:style-name="T14">ijv</text:span><text:span text:style-name="T15">.</text:span><text:span text:style-name="T27"> </text:span><text:span text:style-name="T28">pc0</text:span><text:span text:style-name="T29">1</text:span></text:p>
      <text:p text:style-name="P9"><text:span text:style-name="T30">&lt;</text:span><text:span text:style-name="T31">g</text:span><text:span text:style-name="T30">ebruiker&gt;</text:span><text:span text:style-name="T32"><text:tab/></text:span><text:span text:style-name="T11"> <text:tab/><text:tab/><text:tab/></text:span><text:span text:style-name="T12"><draw:control text:anchor-type="as-char" svg:y="-0.4cm" draw:z-index="15" draw:name="Gebruiker 3" draw:style-name="gr1" draw:text-style-name="P6" svg:width="6.002cm" svg:height="0.5cm" draw:control="control14"><svg:title>Gebruiker</svg:title><svg:desc>Volledige naam, bijv. Jan Stek</svg:desc></draw:control></text:span><text:span text:style-name="T12"><text:tab/></text:span><text:span text:style-name="T13">e</text:span><text:span text:style-name="T33">v</text:span><text:span text:style-name="T15">t.</text:span><text:span text:style-name="T33"> extra gebruikers</text:span></text:p>
      <text:p text:style-name="P10"><text:span text:style-name="T30">&lt;</text:span><text:span text:style-name="T31">g</text:span><text:span text:style-name="T30">ebruiker</text:span><text:span text:style-name="T34">sn</text:span><text:span text:style-name="T35">aa</text:span><text:span text:style-name="T34">m</text:span><text:span text:style-name="T30">&gt;<text:tab/></text:span><text:span text:style-name="T19"><draw:control text:anchor-type="as-char" svg:y="-0.4cm" draw:z-index="16" draw:name="Gberuikersnaam 4" draw:style-name="gr1" draw:text-style-name="P6" svg:width="6.002cm" svg:height="0.5cm" draw:control="control15"><svg:title>Gebruikersnaam</svg:title><svg:desc>Korte naam, bijv. jan</svg:desc></draw:control></text:span><text:span text:style-name="T19"><text:tab/></text:span><text:span text:style-name="T36">e</text:span><text:span text:style-name="T37">v</text:span><text:span text:style-name="T38">t.</text:span><text:span text:style-name="T37"> extra gebruikers</text:span></text:p>
      <text:p text:style-name="P11"><text:span text:style-name="T39">v</text:span>ervang &lt;...&gt; in deze checklist door de waarde in het tekstvak.</text:p>
      <text:p text:style-name="P12"/>
      <text:p text:style-name="P12"/>
      <text:p text:style-name="P13"><text:span text:style-name="Strong_20_Emphasis"><text:span text:style-name="T40">Nog niet op Linux?</text:span></text:span><text:span text:style-name="T41"><text:tab/></text:span><text:span text:style-name="T42">G</text:span><text:span text:style-name="T43">ebruik </text:span><text:span text:style-name="Strong_20_Emphasis"><text:span text:style-name="T44">Checklist </text:span></text:span><text:span text:style-name="Strong_20_Emphasis"><text:span text:style-name="T45">overzetten</text:span></text:span><text:span text:style-name="T43"> op </text:span><text:a xlink:type="simple" xlink:href="https://karelzimer.nl/nl" text:style-name="Internet_20_link" text:visited-style-name="Visited_20_Internet_20_Link"><text:span text:style-name="Internet_20_link"><text:span text:style-name="T46">karelzimmer.nl/nl</text:span></text:span></text:a><text:span text:style-name="T47">.</text:span></text:p>
      <text:p text:style-name="P14"><text:span text:style-name="Strong_20_Emphasis"><text:span text:style-name="T48">Nieuwe installatie?</text:span></text:span><text:span text:style-name="T49"><text:tab/></text:span><text:span text:style-name="T50">B</text:span><text:span text:style-name="T49">egin bij hoofdstuk </text:span><text:span text:style-name="Strong_20_Emphasis"><text:span text:style-name="T48"><text:bookmark-ref text:reference-format="page" text:ref-name="__RefNumPara__4009_1271708128">2</text:bookmark-ref></text:span></text:span><text:span text:style-name="Strong_20_Emphasis"><text:span text:style-name="T48"><text:s text:c="2"/></text:span></text:span><text:span text:style-name="Strong_20_Emphasis"><text:span text:style-name="T51"><text:bookmark-ref text:reference-format="text" text:ref-name="__RefNumPara__4009_1271708128">Installatie uitvoeren</text:bookmark-ref></text:span></text:span><text:span text:style-name="T52">.</text:span></text:p>
      <text:p text:style-name="P15"/>
      <text:p text:style-name="P15"/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5" draw:name="Vorm3_0" draw:style-name="gr2" draw:text-style-name="P1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3_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&gt;</text:span><text:span text:style-name="T55"><text:note text:id="ftn1" text:note-class="footnote"><text:note-citation>1</text:note-citation><text:note-body><text:p text:style-name="P21"><text:span text:style-name="T57">E</text:span><text:span text:style-name="T58">v</text:span><text:span text:style-name="T59">en</text:span><text:span text:style-name="T60">t</text:span><text:span text:style-name="T61">uele </text:span><text:span text:style-name="T62">extra </text:span><text:span text:style-name="T63">gebruikers</text:span><text:span text:style-name="T62"> aanmelden </text:span><text:span text:style-name="T64">en dezelfde stappen uitvoeren</text:span><text:span text:style-name="T65">.</text:span></text:p></text:note-body></text:note></text:span><text:span text:style-name="T66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7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2" text:note-class="footnote"><text:note-citation>2</text:note-citation><text:note-body><text:p text:style-name="P27">Druk op de Super (Windows/command/vergrootglas) toets of klik in de linkerbovenhoek.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D4" office:value-type="string">
            <text:p text:style-name="P29"><text:span text:style-name="T26">Typ</text:span><text:span text:style-name="T79"> de </text:span><text:span text:style-name="T81">volgende </text:span><text:span text:style-name="T82">drie</text:span><text:span text:style-name="T83"> </text:span><text:span text:style-name="T79">opdrachten, ieder gevolgd door de </text:span><text:span text:style-name="T84">Enter</text:span><text:span text:style-name="T74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4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8" office:value-type="string">
            <text:p text:style-name="P32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T67"><draw:control text:anchor-type="as-char" draw:z-index="18" draw:name="Vorm 3" draw:style-name="gr2" draw:text-style-name="P19" svg:width="0.35cm" svg:height="0.35cm" draw:control="control17"/></text:span></text:p>
          </table:table-cell>
          <table:table-cell table:style-name="_31_._5f_Installatie_5f_voorbereiden.A1" office:value-type="string">
            <text:p text:style-name="P25"><text:span text:style-name="T67"><draw:control text:anchor-type="as-char" draw:z-index="19" draw:name="Vorm 4" draw:style-name="gr2" draw:text-style-name="P19" svg:width="0.35cm" svg:height="0.35cm" draw:control="control18"/></text:span></text:p>
          </table:table-cell>
          <table:table-cell table:style-name="_31_._5f_Installatie_5f_voorbereiden.D10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</text:span><text:span text:style-name="T92">2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3">Installatiem</text:span></text:span><text:span text:style-name="Strong_20_Emphasis"><text:span text:style-name="T94">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T80"/></text:p>
          </table:table-cell>
          <table:table-cell table:style-name="_31_._5f_Installatie_5f_voorbereiden.A1" office:value-type="string">
            <text:p text:style-name="P35"><text:span text:style-name="T80"/></text:p>
          </table:table-cell>
          <table:table-cell table:style-name="_31_._5f_Installatie_5f_voorbereiden.D11" office:value-type="string">
            <text:p text:style-name="P36"><text:span text:style-name="T95">Selecteer</text:span><text:span text:style-name="T90"> </text:span><text:span text:style-name="Strong_20_Emphasis"><text:span text:style-name="T96">1</text:span></text:span><text:span text:style-name="T97"> </text:span><text:span text:style-name="T98">Installatie voorbereiden</text:span><text:span text:style-name="T99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23"/>
      <text:list text:continue-numbering="true" text:style-name="L1">
        <text:list-item>
          <text:p text:style-name="P38"><text:bookmark-start text:name="__RefNumPara__4009_1271708128"/><text:span text:style-name="Strong_20_Emphasis"><text:span text:style-name="T100">Installatie uitvoeren</text:span>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B1" office:value-type="string">
            <text:p text:style-name="P24"><text:span text:style-name="Strong_20_Emphasis"><text:span text:style-name="T67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0"><text:span text:style-name="T101">Start de computer op vanaf</text:span><text:span text:style-name="T101"><text:note text:id="ftn3" text:note-class="footnote"><text:note-citation>1</text:note-citation><text:note-body><text:p text:style-name="P41"><text:span text:style-name="T102">B</text:span><text:span text:style-name="T103">ootmenu/</text:span><text:span text:style-name="T102">S</text:span><text:span text:style-name="T103">etup</text:span><text:span text:style-name="T104"> via </text:span><text:span text:style-name="T105">é</text:span><text:span text:style-name="T106">é</text:span><text:span text:style-name="T102">n van de </text:span><text:span text:style-name="T107">Veelgebruikte toetsen:</text:span><text:span text:style-name="T108"> </text:span><text:span text:style-name="T109">Esc</text:span><text:span text:style-name="T108">, </text:span><text:span text:style-name="T109">Delete</text:span><text:span text:style-name="T108">, </text:span><text:span text:style-name="T109">F1</text:span><text:span text:style-name="T108">, </text:span><text:span text:style-name="T109">F2</text:span><text:span text:style-name="T108">, </text:span><text:span text:style-name="T109">F9</text:span><text:span text:style-name="T108">, </text:span><text:span text:style-name="T109">F10</text:span><text:span text:style-name="T108">, </text:span><text:span text:style-name="T109">F11</text:span><text:span text:style-name="T108">, of </text:span><text:span text:style-name="T109">F12</text:span></text:p></text:note-body></text:note></text:span><text:span text:style-name="T101"> </text:span><text:span text:style-name="T110">een </text:span><text:span text:style-name="T111"><text:user-field-get text:name="Distro">Ubuntu</text:user-field-get></text:span><text:span text:style-name="T112"><text:s/></text:span><text:span text:style-name="T113">Desktop</text:span><text:span text:style-name="T114"> </text:span><text:span text:style-name="T115">L</text:span><text:span text:style-name="T116">ive</text:span><text:span text:style-name="T116"><text:note text:id="ftn4" text:note-class="footnote"><text:note-citation>2</text:note-citation><text:note-body><text:p text:style-name="P42"><text:span text:style-name="T117">Vanaf ee</text:span>n <text:span text:style-name="T118">L</text:span>ive <text:span text:style-name="T119">USB</text:span><text:span text:style-name="T120">-stick</text:span><text:span text:style-name="T121"> </text:span>kunt <text:span text:style-name="T117">u opstarten en</text:span> <text:span text:style-name="T122">met </text:span><text:span text:style-name="T123"><text:user-field-get text:name="Distro">Ubuntu</text:user-field-get></text:span><text:span text:style-name="T123"><text:s/></text:span>werken zonder enige bestanden op de harde schijf te wijzigen en maakt ook installatie van <text:span text:style-name="T123"><text:user-field-get text:name="Distro">Ubuntu</text:user-field-get></text:span><text:span text:style-name="T123"><text:s/></text:span>mogelijk.</text:p></text:note-body></text:note></text:span><text:span text:style-name="T116"> </text:span><text:span text:style-name="T124">USB</text:span><text:span text:style-name="T125">-stick</text:span><text:span text:style-name="T125"><text:note text:id="ftn5" text:note-class="footnote"><text:note-citation>3</text:note-citation><text:note-body><text:p text:style-name="P43"><text:span text:style-name="T126">Maak een opstartbare USB-stick</text:span><text:span text:style-name="T127">:</text:span><text:span text:style-name="Strong_20_Emphasis"><text:span text:style-name="T128"><text:line-break/></text:span></text:span><text:span text:style-name="T129">Download </text:span><text:span text:style-name="T130">een </text:span><text:span text:style-name="Sterk_20_accent_20_voetnoot"><text:span text:style-name="T131"><text:user-field-get text:name="Distro">Ubuntu</text:user-field-get></text:span></text:span><text:span text:style-name="Sterk_20_accent_20_voetnoot"><text:span text:style-name="T131"><text:s/>Desktop</text:span></text:span><text:span text:style-name="T132"> </text:span><text:span text:style-name="T133">i</text:span><text:span text:style-name="T134">mage</text:span><text:span text:style-name="T133"> </text:span><text:span text:style-name="T135">vanaf </text:span><text:a xlink:type="simple" xlink:href="https://ubuntu.com/" text:style-name="Internet_20_link" text:visited-style-name="Visited_20_Internet_20_Link"><text:span text:style-name="T136">ubuntu.com</text:span></text:a><text:span text:style-name="T135">.</text:span><text:span text:style-name="Strong_20_Emphasis"><text:span text:style-name="T137"><text:line-break/></text:span></text:span><text:span text:style-name="T138">De </text:span><text:span text:style-name="T139">ver</text:span><text:span text:style-name="T138">volgstappen staan beschreven in </text:span><text:span text:style-name="Sterk_20_accent_20_voetnoot"><text:span text:style-name="T140">Linux informatie</text:span></text:span><text:span text:style-name="T138">, te vinden op </text:span><text:a xlink:type="simple" xlink:href="https://karelzimmer.nl/nl" text:style-name="Internet_20_link" text:visited-style-name="Visited_20_Internet_20_Link"><text:span text:style-name="T141">karelzimmer.nl/nl</text:span></text:a><text:span text:style-name="T138">.</text:span></text:p></text:note-body></text:note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><text:span text:style-name="Strong_20_Emphasis"><text:span text:style-name="T80"/></text:span></text:p>
          </table:table-cell>
          <table:table-cell table:style-name="_32_._5f_Installatie_5f_uitvoeren.C2" office:value-type="string">
            <text:p text:style-name="P44"><text:span text:style-name="T95">Selecteer</text:span><text:span text:style-name="T143"> </text:span><text:span text:style-name="Strong_20_Emphasis"><text:span text:style-name="T144">Try or Install Ubuntu</text:span></text:span><text:span text:style-name="T145"> </text:span><text:span text:style-name="T146">en druk op </text:span><text:span text:style-name="T79">de </text:span><text:span text:style-name="T147">Enter</text:span><text:span text:style-name="T74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2" draw:style-name="gr2" draw:text-style-name="P1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8">Maak verbinding met het </text:span><text:span text:style-name="T149">netwerk</text:span><text:span text:style-name="T148">; essentieel voor taalinstelling en softwareselectie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2" draw:text-style-name="P19" svg:width="0.35cm" svg:height="0.35cm" draw:control="control6"/></text:span></text:p>
          </table:table-cell>
          <table:table-cell table:style-name="_32_._5f_Installatie_5f_uitvoeren.C8" office:value-type="string">
            <text:p text:style-name="Standard"><text:span text:style-name="T150">Kies</text:span><text:span text:style-name="T151"> </text:span><text:span text:style-name="Strong_20_Emphasis"><text:span text:style-name="T152">Nederlands</text:span></text:span><text:span text:style-name="T151"> en klik</text:span><text:span text:style-name="T153"> </text:span><text:span text:style-name="T151">op</text:span><text:span text:style-name="T150"> </text:span><text:span text:style-name="Strong_20_Emphasis"><text:span text:style-name="T154">Next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2" draw:text-style-name="P19" svg:width="0.35cm" svg:height="0.35cm" draw:control="control23"/></text:span></text:p>
          </table:table-cell>
          <table:table-cell table:style-name="_32_._5f_Installatie_5f_uitvoeren.C9" office:value-type="string">
            <text:p text:style-name="Standard"><text:span text:style-name="T155">Bij</text:span><text:span text:style-name="T156"> </text:span><text:span text:style-name="Strong_20_Emphasis"><text:span text:style-name="T157">Kies uw toetsenbordindeling</text:span></text:span><text:span text:style-name="T156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Kies <text:span text:style-name="Strong_20_Emphasis">Engels VS</text:span> en <text:span text:style-name="T158">variant</text:span> <text:span text:style-name="Strong_20_Emphasis">Engels (VS, internationaal, met doede toetsen)</text:span><text:span text:style-name="T151"> en klik</text:span><text:span text:style-name="T153"> </text:span><text:span text:style-name="T151">op</text:span><text:span text:style-name="T150"> </text:span><text:span text:style-name="Strong_20_Emphasis"><text:span text:style-name="T154">Next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2" draw:text-style-name="P19" svg:width="0.35cm" svg:height="0.35cm" draw:control="control24"/></text:span></text:p>
          </table:table-cell>
          <table:table-cell table:style-name="_32_._5f_Installatie_5f_uitvoeren.C9" office:value-type="string">
            <text:p text:style-name="Standard"><text:span text:style-name="T155">Bij</text:span><text:span text:style-name="T156"> </text:span><text:span text:style-name="Strong_20_Emphasis"><text:span text:style-name="T159">What apps would you like to install to start with?</text:span></text:span><text:span text:style-name="T159"> kies </text:span><text:span text:style-name="Strong_20_Emphasis"><text:span text:style-name="T159">Extended selection</text:span></text:span><text:span text:style-name="T160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160">klik</text:span><text:span text:style-name="T161"> </text:span><text:span text:style-name="T160">op</text:span><text:span text:style-name="T162"> </text:span><text:span text:style-name="Strong_20_Emphasis"><text:span text:style-name="T163">Next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2" draw:text-style-name="P19" svg:width="0.35cm" svg:height="0.35cm" draw:control="control5"/></text:span></text:p>
          </table:table-cell>
          <table:table-cell table:style-name="_32_._5f_Installatie_5f_uitvoeren.C16" office:value-type="string">
            <text:p text:style-name="Standard"><text:span text:style-name="T155">Bij</text:span><text:span text:style-name="T156"> </text:span><text:span text:style-name="Strong_20_Emphasis"><text:span text:style-name="T164">Create your account</text:span></text:span><text:span text:style-name="T156">: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17" office:value-type="string">
            <text:p text:style-name="P46"><text:span text:style-name="T165">V</text:span><text:span text:style-name="T166">ul </text:span><text:span text:style-name="T167">in </text:span><text:span text:style-name="Strong_20_Emphasis"><text:span text:style-name="T164">Your</text:span></text:span><text:span text:style-name="Strong_20_Emphasis"><text:span text:style-name="T168"> n</text:span></text:span><text:span text:style-name="Strong_20_Emphasis"><text:span text:style-name="T169">am</text:span></text:span><text:span text:style-name="Strong_20_Emphasis"><text:span text:style-name="T164">e</text:span></text:span><text:span text:style-name="T169"> </text:span><text:span text:style-name="T170">&lt;</text:span><text:span text:style-name="T171">gebruiker&gt;</text:span><text:span text:style-name="T172">, </text:span><text:span text:style-name="Strong_20_Emphasis"><text:span text:style-name="T173"><text:line-break/></text:span></text:span><text:span text:style-name="Strong_20_Emphasis"><text:span text:style-name="T164">You</text:span></text:span><text:span text:style-name="Strong_20_Emphasis"><text:span text:style-name="T174">r</text:span></text:span><text:span text:style-name="Strong_20_Emphasis"><text:span text:style-name="T168"> </text:span></text:span><text:span text:style-name="Strong_20_Emphasis"><text:span text:style-name="T175">computer</text:span></text:span><text:span text:style-name="Strong_20_Emphasis"><text:span text:style-name="T176">'s </text:span></text:span><text:span text:style-name="Strong_20_Emphasis"><text:span text:style-name="T177">name</text:span></text:span><text:span text:style-name="T178"> &lt;computernaam&gt;</text:span><text:span text:style-name="T169">,</text:span><text:span text:style-name="Strong_20_Emphasis"><text:span text:style-name="T179"><text:line-break/></text:span></text:span><text:span text:style-name="Strong_20_Emphasis"><text:span text:style-name="T180">Your username</text:span></text:span><text:span text:style-name="T169"> &lt;</text:span><text:span text:style-name="T178">gebruikersnaam&gt;</text:span><text:span text:style-name="T169">,</text:span><text:span text:style-name="Strong_20_Emphasis"><text:span text:style-name="T179"><text:line-break/></text:span></text:span><text:span text:style-name="T181">g</text:span><text:span text:style-name="T182">eef tweemaal een </text:span><text:span text:style-name="Strong_20_Emphasis"><text:span text:style-name="T182">wachtwoord</text:span></text:span><text:span text:style-name="T160"> en klik</text:span><text:span text:style-name="T161"> </text:span><text:span text:style-name="T160">op</text:span><text:span text:style-name="T162"> </text:span><text:span text:style-name="Strong_20_Emphasis"><text:span text:style-name="T163">Next</text:span></text:span><text:span text:style-name="T162">.</text:span></text:p>
          </table:table-cell>
        </table:table-row>
      </table:table>
      <text:p text:style-name="P47"><text:span text:style-name="Strong_20_Emphasis"><text:span text:style-name="T183"/></text:span></text:p>
      <text:list text:continue-numbering="true" text:style-name="L1">
        <text:list-item>
          <text:p text:style-name="P48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9"><text:span text:style-name="Strong_20_Emphasis"><text:span text:style-name="T1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67"><draw:control text:anchor-type="as-char" draw:z-index="3" draw:name="Vorm24" draw:style-name="gr2" draw:text-style-name="P1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1"><text:span text:style-name="T186">Aanmelden als </text:span><text:span text:style-name="T187">&lt;</text:span><text:span text:style-name="T188">gebruiker&gt;</text:span><text:span text:style-name="T18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2" draw:text-style-name="P19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0" draw:name="Vorm 5" draw:style-name="gr2" draw:text-style-name="P19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6" text:note-class="footnote"><text:note-citation>1</text:note-citation><text:note-body><text:p text:style-name="P52"><text:span text:style-name="T189">Druk op de Super (Windows/command/vergrootglas) toets of klik in de linkerbovenhoek.</text:span><text:span text:style-name="T189"/>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><text:span text:style-name="Strong_20_Emphasis"><text:span text:style-name="T80"/></text:span></text:p>
          </table:table-cell>
          <table:table-cell table:style-name="_33_._5f_Installatie_5f_afronden.C6" office:value-type="string">
            <text:p text:style-name="P54"><text:span text:style-name="T190">Typ</text:span><text:span text:style-name="T79"> de </text:span><text:span text:style-name="T191">volgende </text:span><text:span text:style-name="T82">drie</text:span><text:span text:style-name="T83"> </text:span><text:span text:style-name="T79">opdrachten, ieder gevolgd door de </text:span><text:span text:style-name="T192">Enter</text:span><text:span text:style-name="T74">-toets: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6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8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9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56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1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1" draw:name="Vorm 7" draw:style-name="gr2" draw:text-style-name="P19" svg:width="0.35cm" svg:height="0.35cm" draw:control="control20"/></text:span></text:span></text:p>
          </table:table-cell>
          <table:table-cell table:style-name="_33_._5f_Installatie_5f_afronden.C12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</text:span><text:span text:style-name="T92">1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3">Installatiem</text:span></text:span><text:span text:style-name="Strong_20_Emphasis"><text:span text:style-name="T94">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80"/></text:span></text:p>
          </table:table-cell>
          <table:table-cell table:style-name="_33_._5f_Installatie_5f_afronden.C13" office:value-type="string">
            <text:p text:style-name="P58"><text:span text:style-name="T95">Selecteer</text:span><text:span text:style-name="T193"> </text:span><text:span text:style-name="Strong_20_Emphasis"><text:span text:style-name="T194">3</text:span></text:span><text:span text:style-name="T195"> </text:span><text:span text:style-name="T196">Installatie</text:span><text:span text:style-name="T197"> </text:span><text:span text:style-name="T198">afronden</text:span><text:span text:style-name="T99">.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14" office:value-type="string">
            <text:p text:style-name="P37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49"><text:span text:style-name="Strong_20_Emphasis"><text:span text:style-name="T186"/></text:span></text:p>
      <text:list text:continue-numbering="true" text:style-name="L1">
        <text:list-item>
          <text:p text:style-name="P59"><text:span text:style-name="Strong_20_Emphasis"><text:span text:style-name="T199">Gebruiker inrichten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4" draw:name="Vorm40_0" draw:style-name="gr2" draw:text-style-name="P19" svg:width="0.35cm" svg:height="0.35cm" draw:control="control3"/></text:span></text:span></text:p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9" draw:name="Vorm40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62"><text:span text:style-name="T186">Aanmelden als </text:span><text:span text:style-name="T187">&lt;</text:span><text:span text:style-name="T188">gebruiker&gt;</text:span><text:span text:style-name="T200"><text:note text:id="ftn7" text:note-class="footnote"><text:note-citation>1</text:note-citation><text:note-body><text:p text:style-name="P63"><text:span text:style-name="T201">E</text:span><text:span text:style-name="T202">ventuele extra </text:span><text:span text:style-name="T203">gebruiker</text:span><text:span text:style-name="T204">s </text:span><text:span text:style-name="T202">aanmelden en dezelfde stappen uitvoeren.</text:span></text:p></text:note-body></text:note></text:span><text:span text:style-name="T186">.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6"><text:span text:style-name="Strong_20_Emphasis"><text:span text:style-name="T205"><draw:control text:anchor-type="as-char" draw:z-index="11" draw:name="Vorm13_ 1" draw:style-name="gr2" draw:text-style-name="P19" svg:width="0.35cm" svg:height="0.35cm" draw:control="control10"/></text:span></text:span></text:p>
          </table:table-cell>
          <table:table-cell table:style-name="Tabel2.D2" office:value-type="string">
            <text:p text:style-name="P67">Volg de welkomstschermen.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9"><text:span text:style-name="Strong_20_Emphasis"><text:span text:style-name="T67"><draw:control text:anchor-type="as-char" draw:z-index="22" draw:name="Vorm 8" draw:style-name="gr2" draw:text-style-name="P19" svg:width="0.35cm" svg:height="0.35cm" draw:control="control21"/></text:span></text:span></text:p>
          </table:table-cell>
          <table:table-cell table:style-name="Tabel2.A1" office:value-type="string">
            <text:p text:style-name="P69"><text:span text:style-name="Strong_20_Emphasis"><text:span text:style-name="T67"><draw:control text:anchor-type="as-char" draw:z-index="23" draw:name="Vorm 9" draw:style-name="gr2" draw:text-style-name="P19" svg:width="0.35cm" svg:height="0.35cm" draw:control="control22"/></text:span></text:span></text:p>
          </table:table-cell>
          <table:table-cell table:style-name="Tabel2.D5" office:value-type="string">
            <text:p text:style-name="P70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</text:span><text:span text:style-name="T72"><text:note text:id="ftn0" text:note-class="footnote"><text:note-citation>2</text:note-citation><text:note-body><text:p text:style-name="P27">Druk op de Super (Windows/command/vergrootglas) toets of klik in de linkerbovenhoek.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3">Installatiem</text:span></text:span><text:span text:style-name="Strong_20_Emphasis"><text:span text:style-name="T94">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72"><text:span text:style-name="T95">Selecteer</text:span><text:span text:style-name="T193"> </text:span><text:span text:style-name="Strong_20_Emphasis"><text:span text:style-name="T194">4</text:span></text:span><text:span text:style-name="T195"> </text:span><text:span text:style-name="T206">Gebruiker inrichten</text:span><text:span text:style-name="T99">.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7" office:value-type="string">
            <text:p text:style-name="P73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74"><text:span text:style-name="Strong_20_Emphasis"><text:span text:style-name="T207"/></text:span></text:p>
      <text:p text:style-name="P75"/>
      <text:p text:style-name="P76"><text:span text:style-name="T208">E</text:span><text:span text:style-name="T209">inde c</text:span><text:span text:style-name="T210">hecklist, </text:span><text:span text:style-name="T211">d</text:span><text:span text:style-name="T210">e installatie van </text:span><text:span text:style-name="T212"><text:user-field-get text:name="Distro">Ubuntu</text:user-field-get></text:span><text:span text:style-name="T213"><text:s/></text:span><text:span text:style-name="T214">Desktop</text:span><text:span text:style-name="T215"> </text:span><text:span text:style-name="T210">is voltooid.</text:span></text:p>
      <text:p text:style-name="P77"/>
      <text:list text:style-name="L2">
        <text:list-header>
          <text:p text:style-name="P78"><text:span text:style-name="T216">Geschreven door </text:span><text:a xlink:type="simple" xlink:href="mailto:info@karelzimmer.nl?subject=Checklist%20installatie%20Linux" text:style-name="Internet_20_link" text:visited-style-name="Visited_20_Internet_20_Link"><text:span text:style-name="T217">Karel Zimmer</text:span></text:a><text:span text:style-name="T218">.</text:span></text:p>
          <text:p text:style-name="P79"><text:span text:style-name="T219">Licentie </text:span><text:span text:style-name="T218">C</text:span><text:span text:style-name="T220">C0</text:span><text:span text:style-name="T218"> 1.0 </text:span><text:span text:style-name="T22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8-19T15:12:56.719226106">19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9T15:12:56.612141488</dc:date>
    <meta:keyword>Installatie</meta:keyword>
    <meta:keyword>Checklist</meta:keyword>
    <meta:keyword>Linux</meta:keyword>
    <meta:editing-cycles>6989</meta:editing-cycles>
    <meta:editing-duration>P12DT13H59M7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4" meta:word-count="457" meta:character-count="3255" meta:non-whitespace-character-count="2844"/>
    <meta:user-defined meta:name="Info 1"/>
    <meta:user-defined meta:name="Info 2"/>
    <meta:user-defined meta:name="Info 3"/>
    <meta:user-defined meta:name="Info 4"/>
  </office:meta>
</office:document-meta>
</file>